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a</mi>
      </mstyle>
      <mrow>
        <mspace width="2em"/>
        <mo stretchy="false">+</mo>
        <mspace width="2em"/>
      </mrow>
      <mstyle mathvariant="bold">
        <mi>b</mi>
      </mstyle>
      <mrow>
        <mspace width="2em"/>
        <mo stretchy="false">=</mo>
        <mspace width="2em"/>
      </mrow>
      <mrow>
        <mo fence="true" stretchy="true">(</mo>
        <mrow>
          <mtable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</mtable>
        </mrow>
        <mo fence="true" stretchy="true">)</mo>
      </mrow>
      <mrow>
        <mspace width="2em"/>
        <mo stretchy="false">+</mo>
        <mspace width="2em"/>
      </mrow>
      <mrow>
        <mo fence="true" stretchy="true">(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</mtable>
        </mrow>
        <mo fence="true" stretchy="true">)</mo>
      </mrow>
      <mrow>
        <mspace width="2em"/>
        <mo stretchy="false">=</mo>
        <mspace width="2em"/>
      </mrow>
      <mrow>
        <mo fence="true" stretchy="true">(</mo>
        <mrow>
          <mtable>
            <mtr>
              <mtd>
                <mrow>
                  <msub>
                    <mi>a</mi>
                    <mn>1</mn>
                  </msub>
                  <mrow>
                    <mspace width="2em"/>
                    <mo stretchy="false">+</mo>
                    <mspace width="2em"/>
                  </mrow>
                  <msub>
                    <mi>b</mi>
                    <mn>1</mn>
                  </msub>
                </mrow>
              </mtd>
            </mtr>
            <mtr>
              <mtd>
                <mrow>
                  <msub>
                    <mi>a</mi>
                    <mn>2</mn>
                  </msub>
                  <mrow>
                    <mspace width="2em"/>
                    <mo stretchy="false">+</mo>
                    <mspace width="2em"/>
                  </mrow>
                  <msub>
                    <mi>b</mi>
                    <mn>2</mn>
                  </msub>
                </mrow>
              </mtd>
            </mtr>
          </mtable>
        </mrow>
        <mo fence="true" stretchy="true">)</mo>
      </mrow>
    </mrow>
    <annotation encoding="StarMath 5.0">bold a ~+~ bold b ~=~ 
left ( binom{a _1}{a _2} right ) ~+~ left ( binom{b _1}{b _2} right ) ~=~ 
left ( binom{a _1 ~+~ b _1}{a _2 ~+~ b _2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1:18:54.264000000</meta:creation-date>
    <dc:date>2015-02-27T11:21:03.073000000</dc:date>
    <meta:editing-duration>PT2M8S</meta:editing-duration>
    <meta:editing-cycles>1</meta:editing-cycles>
    <meta:generator>LibreOffice/4.3.4.1$Windows_x86 LibreOffice_project/bc356b2f991740509f321d70e4512a6a54c5f243</meta:generator>
  </office:meta>
</office:document-meta>
</file>